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96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4.994cm"/>
    </style:style>
    <style:style style:name="co5" style:family="table-column">
      <style:table-column-properties fo:break-before="auto" style:column-width="3.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1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  <style:text-properties style:use-window-font-color="true"/>
    </style:style>
    <style:style style:name="ce11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/>
    </style:style>
    <style:style style:name="ce48" style:family="table-cell" style:parent-style-name="Default" style:data-style-name="N4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table table:name="П1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7" table:default-cell-style-name="ce45"/>
        <table:table-row table:style-name="ro1">
          <table:table-cell table:style-name="ce33" office:value-type="string" calcext:value-type="string">
            <text:p>Таблица 3.1 — Концепции АС и её компоненты</text:p>
          </table:table-cell>
          <table:table-cell table:style-name="ce38"/>
          <table:table-cell table:style-name="ce43" table:number-columns-repeated="2"/>
          <table:table-cell table:style-name="ce38" table:number-columns-repeated="7"/>
        </table:table-row>
        <table:table-row table:style-name="ro1">
          <table:table-cell table:style-name="ce2" office:value-type="string" calcext:value-type="string" table:number-columns-spanned="1" table:number-rows-spanned="4">
            <text:p>№ п/п</text:p>
          </table:table-cell>
          <table:table-cell table:style-name="ce2" office:value-type="string" calcext:value-type="string" table:number-columns-spanned="3" table:number-rows-spanned="4">
            <text:p>Описание станций АС</text:p>
          </table:table-cell>
          <table:covered-table-cell table:number-columns-repeated="2" table:style-name="ce3"/>
          <table:table-cell table:style-name="ce44" office:value-type="string" calcext:value-type="string" table:number-columns-spanned="7" table:number-rows-spanned="1">
            <text:p>Организационная структура</text:p>
          </table:table-cell>
          <table:covered-table-cell table:number-columns-repeated="6" table:style-name="ce44"/>
        </table:table-row>
        <table:table-row table:style-name="ro1">
          <table:covered-table-cell table:number-columns-repeated="4" table:style-name="ce3"/>
          <table:table-cell table:style-name="ce44" office:value-type="string" calcext:value-type="string" table:number-columns-spanned="7" table:number-rows-spanned="1">
            <text:p>П1</text:p>
          </table:table-cell>
          <table:covered-table-cell table:number-columns-repeated="6" table:style-name="ce49"/>
        </table:table-row>
        <table:table-row table:style-name="ro1">
          <table:covered-table-cell table:number-columns-repeated="4" table:style-name="ce3"/>
          <table:table-cell table:style-name="ce44" office:value-type="string" calcext:value-type="string" table:number-columns-spanned="7" table:number-rows-spanned="1">
            <text:p>Номера пользователей</text:p>
          </table:table-cell>
          <table:covered-table-cell table:number-columns-repeated="6" table:style-name="ce44"/>
        </table:table-row>
        <table:table-row table:style-name="ro1">
          <table:covered-table-cell table:style-name="ce4"/>
          <table:covered-table-cell table:style-name="ce39"/>
          <table:covered-table-cell table:number-columns-repeated="2" table:style-name="ce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Номер станции</text:p>
          </table:table-cell>
          <table:covered-table-cell table:number-columns-repeated="2"/>
          <table:table-cell table:style-name="ce4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Тип станции</text:p>
          </table:table-cell>
          <table:covered-table-cell table:number-columns-repeated="2"/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1" table:number-rows-spanned="6">
            <text:p>ПС</text:p>
          </table:table-cell>
          <table:table-cell table:style-name="ce9" office:value-type="string" calcext:value-type="string" table:number-columns-spanned="1" table:number-rows-spanned="2">
            <text:p>СП</text:p>
          </table:table-cell>
          <table:table-cell office:value-type="string" calcext:value-type="string">
            <text:p>Название СП</text:p>
          </table:table-cell>
          <table:table-cell table:number-columns-repeated="7" office:value-type="string" calcext:value-type="string">
            <text:p>Windows 7</text:p>
          </table:table-cell>
        </table:table-row>
        <table:table-row table:style-name="ro1">
          <table:table-cell table:style-name="ce37"/>
          <table:covered-table-cell table:number-columns-repeated="2" table:style-name="ce10"/>
          <table:table-cell table:style-name="ce10" office:value-type="string" calcext:value-type="string">
            <text:p>Стоимость СП</text:p>
          </table:table-cell>
          <table:table-cell table:style-name="ce47" table:formula="of:=260*[.E5]" office:value-type="float" office:value="260" calcext:value-type="float">
            <text:p>260</text:p>
          </table:table-cell>
          <table:table-cell table:number-columns-repeated="6" table:style-name="ce47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style-name="ce9" office:value-type="string" calcext:value-type="string" table:number-columns-spanned="1" table:number-rows-spanned="2">
            <text:p>ИП</text:p>
          </table:table-cell>
          <table:table-cell office:value-type="string" calcext:value-type="string">
            <text:p>Название СП</text:p>
          </table:table-cell>
          <table:table-cell table:number-columns-repeated="7" office:value-type="string" calcext:value-type="string">
            <text:p>1С Предприятие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Стоимость ИП</text:p>
          </table:table-cell>
          <table:table-cell table:formula="of:=800*[.E5]" office:value-type="float" office:value="800" calcext:value-type="float">
            <text:p>800</text:p>
          </table:table-cell>
          <table:table-cell table:number-columns-repeated="6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style-name="ce9" office:value-type="string" calcext:value-type="string" table:number-columns-spanned="1" table:number-rows-spanned="2">
            <text:p>ПП</text:p>
          </table:table-cell>
          <table:table-cell office:value-type="string" calcext:value-type="string">
            <text:p>Идентификатор приложения</text:p>
          </table:table-cell>
          <table:table-cell table:number-columns-repeated="7" office:value-type="string" calcext:value-type="string">
            <text:p>П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Стоимость СП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1" table:number-rows-spanned="4">
            <text:p>ИС</text:p>
          </table:table-cell>
          <table:table-cell table:style-name="ce9" office:value-type="string" calcext:value-type="string" table:number-columns-spanned="1" table:number-rows-spanned="2">
            <text:p>БД</text:p>
          </table:table-cell>
          <table:table-cell office:value-type="string" calcext:value-type="string">
            <text:p>Идентификатор БД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Стоимость создания БД</text:p>
          </table:table-cell>
          <table:table-cell table:number-columns-repeated="5" table:style-name="ce48" office:value-type="float" office:value="220.3128" calcext:value-type="float">
            <text:p>220,31</text:p>
          </table:table-cell>
          <table:table-cell table:number-columns-repeated="2" office:value-type="float" office:value="220.3128" calcext:value-type="float">
            <text:p>220,3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ФТД</text:p>
          </table:table-cell>
          <table:table-cell office:value-type="string" calcext:value-type="string">
            <text:p>Стоимость загрузки ФТД</text:p>
          </table:table-cell>
          <table:table-cell table:number-columns-repeated="7" office:value-type="float" office:value="24.75" calcext:value-type="float">
            <text:p>24,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ФАТ</text:p>
          </table:table-cell>
          <table:table-cell office:value-type="string" calcext:value-type="string">
            <text:p>Стоимость загрузки ФАД</text:p>
          </table:table-cell>
          <table:table-cell table:number-columns-repeated="7" office:value-type="float" office:value="38.13" calcext:value-type="float">
            <text:p>38,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1" table:number-rows-spanned="4">
            <text:p>ТС</text:p>
          </table:table-cell>
          <table:table-cell table:style-name="ce9" office:value-type="string" calcext:value-type="string" table:number-columns-spanned="1" table:number-rows-spanned="2">
            <text:p>ПЭВМ</text:p>
          </table:table-cell>
          <table:table-cell office:value-type="string" calcext:value-type="string">
            <text:p>Марка ПЭВМ</text:p>
          </table:table-cell>
          <table:table-cell table:number-columns-repeated="7" office:value-type="string" calcext:value-type="string">
            <text:p>№9 Эврика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Стоимость ПЭВМ</text:p>
          </table:table-cell>
          <table:table-cell table:number-columns-repeated="7" table:style-name="ce36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table:style-name="ce9" office:value-type="string" calcext:value-type="string" table:number-columns-spanned="1" table:number-rows-spanned="2">
            <text:p>Устр.</text:p>
          </table:table-cell>
          <table:table-cell office:value-type="string" calcext:value-type="string">
            <text:p>Название устройств</text:p>
          </table: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office:value-type="string" calcext:value-type="string">
            <text:p>Sharp FX-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number-columns-repeated="2"/>
          <table:table-cell office:value-type="string" calcext:value-type="string">
            <text:p>Стоимость устройств</text:p>
          </table:table-cell>
          <table:table-cell table:style-name="ce46" office:value-type="float" office:value="190" calcext:value-type="float" table:number-columns-spanned="2" table:number-rows-spanned="1">
            <text:p>190</text:p>
          </table:table-cell>
          <table:covered-table-cell/>
          <table:table-cell table:style-name="ce46" office:value-type="float" office:value="190" calcext:value-type="float" table:number-columns-spanned="2" table:number-rows-spanned="1">
            <text:p>190</text:p>
          </table:table-cell>
          <table:covered-table-cell/>
          <table:table-cell table:style-name="ce46" office:value-type="float" office:value="190" calcext:value-type="float" table:number-columns-spanned="2" table:number-rows-spanned="1">
            <text:p>190</text:p>
          </table:table-cell>
          <table:covered-table-cell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9" office:value-type="string" calcext:value-type="string" table:number-columns-spanned="3" table:number-rows-spanned="1">
            <text:p>x</text:p>
          </table:table-cell>
          <table:covered-table-cell table:number-columns-repeated="2"/>
          <table:table-cell table:style-name="ce46" office:value-type="string" calcext:value-type="string" table:number-columns-spanned="7" table:number-rows-spanned="1">
            <text:p>x</text:p>
          </table:table-cell>
          <table:covered-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 table:number-columns-spanned="3" table:number-rows-spanned="1">
            <text:p>Общая стоимость РС</text:p>
          </table:table-cell>
          <table:covered-table-cell table:number-columns-repeated="2"/>
          <table:table-cell table:formula="of:=[.E11]+[.E13]+[.E15]+[.E17]+[.E18]+[.E19]+[.E21]+[.E23]" office:value-type="float" office:value="2038.1928" calcext:value-type="float">
            <text:p>2038,1928</text:p>
          </table:table-cell>
          <table:table-cell table:formula="of:=[.F11]+[.F13]+[.F15]+[.F17]+[.F18]+[.F19]+[.F21]+[.F23]" office:value-type="float" office:value="1848.1928" calcext:value-type="float">
            <text:p>1848,1928</text:p>
          </table:table-cell>
          <table:table-cell table:formula="of:=[.G11]+[.G13]+[.G15]+[.G17]+[.G18]+[.G19]+[.G21]+[.G23]" office:value-type="float" office:value="2038.1928" calcext:value-type="float">
            <text:p>2038,1928</text:p>
          </table:table-cell>
          <table:table-cell table:formula="of:=[.H11]+[.H13]+[.H15]+[.H17]+[.H18]+[.H19]+[.H21]+[.H23]" office:value-type="float" office:value="1848.1928" calcext:value-type="float">
            <text:p>1848,1928</text:p>
          </table:table-cell>
          <table:table-cell table:formula="of:=[.I11]+[.I13]+[.I15]+[.I17]+[.I18]+[.I19]+[.I21]+[.I23]" office:value-type="float" office:value="2038.1928" calcext:value-type="float">
            <text:p>2038,1928</text:p>
          </table:table-cell>
          <table:table-cell table:formula="of:=[.J11]+[.J13]+[.J15]+[.J17]+[.J18]+[.J19]+[.J21]+[.J23]" office:value-type="float" office:value="1848.1928" calcext:value-type="float">
            <text:p>1848,1928</text:p>
          </table:table-cell>
          <table:table-cell table:formula="of:=[.K11]+[.K13]+[.K15]+[.K17]+[.K18]+[.K19]+[.K21]+[.K23]" office:value-type="float" office:value="2038.1928" calcext:value-type="float">
            <text:p>2038,192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office:value-type="string" calcext:value-type="string" table:number-columns-spanned="3" table:number-rows-spanned="1">
            <text:p>Общая стоимость по группам</text:p>
            <text:p>пользователей (по подразделам)</text:p>
          </table:table-cell>
          <table:covered-table-cell table:number-columns-repeated="2"/>
          <table:table-cell table:style-name="ce46" table:formula="of:=SUM([.E25:.K25])" office:value-type="float" office:value="13697.3496" calcext:value-type="float" table:number-columns-spanned="7" table:number-rows-spanned="1">
            <text:p>13697,3496</text:p>
          </table:table-cell>
          <table:covered-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office:value-type="string" calcext:value-type="string" table:number-columns-spanned="3" table:number-rows-spanned="1">
            <text:p>Итого по серверу</text:p>
          </table:table-cell>
          <table:covered-table-cell table:number-columns-repeated="2"/>
          <table:table-cell table:style-name="ce46" office:value-type="float" office:value="0" calcext:value-type="float" table:number-columns-spanned="7" table:number-rows-spanned="1">
            <text:p>0</text:p>
          </table:table-cell>
          <table:covered-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string" calcext:value-type="string" table:number-columns-spanned="3" table:number-rows-spanned="1">
            <text:p>Общая стоимость АС</text:p>
          </table:table-cell>
          <table:covered-table-cell table:number-columns-repeated="2"/>
          <table:table-cell table:style-name="ce46" table:formula="of:=[.E26]+[.E27]" office:value-type="float" office:value="13697.3496" calcext:value-type="float" table:number-columns-spanned="7" table:number-rows-spanned="1">
            <text:p>13697,3496</text:p>
          </table:table-cell>
          <table:covered-table-cell table:number-columns-repeated="6"/>
        </table:table-row>
      </table:table>
      <table:table table:name="П2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7" table:default-cell-style-name="ce45"/>
        <table:table-row table:style-name="ro1">
          <table:table-cell table:style-name="ce33" office:value-type="string" calcext:value-type="string">
            <text:p>Таблица 3.1 — Концепции АС и её компоненты</text:p>
          </table:table-cell>
          <table:table-cell table:style-name="ce38"/>
          <table:table-cell table:style-name="ce43" table:number-columns-repeated="2"/>
          <table:table-cell table:style-name="ce38"/>
          <table:table-cell table:style-name="ce43" table:number-columns-repeated="6"/>
        </table:table-row>
        <table:table-row table:style-name="ro1">
          <table:table-cell table:style-name="ce2" office:value-type="string" calcext:value-type="string" table:number-columns-spanned="1" table:number-rows-spanned="4">
            <text:p>№ п/п</text:p>
          </table:table-cell>
          <table:table-cell table:style-name="ce2" office:value-type="string" calcext:value-type="string" table:number-columns-spanned="3" table:number-rows-spanned="4">
            <text:p>Описание станций АС</text:p>
          </table:table-cell>
          <table:covered-table-cell table:number-columns-repeated="2" table:style-name="ce3"/>
          <table:table-cell table:style-name="ce44" office:value-type="string" calcext:value-type="string" table:number-columns-spanned="7" table:number-rows-spanned="1">
            <text:p>Организационная структура</text:p>
          </table:table-cell>
          <table:covered-table-cell table:number-columns-repeated="6" table:style-name="ce49"/>
        </table:table-row>
        <table:table-row table:style-name="ro1">
          <table:covered-table-cell table:number-columns-repeated="4" table:style-name="ce3"/>
          <table:table-cell table:style-name="ce44" office:value-type="string" calcext:value-type="string" table:number-columns-spanned="7" table:number-rows-spanned="1">
            <text:p>П2</text:p>
          </table:table-cell>
          <table:covered-table-cell table:number-columns-repeated="6" table:style-name="ce49"/>
        </table:table-row>
        <table:table-row table:style-name="ro1">
          <table:covered-table-cell table:number-columns-repeated="4" table:style-name="ce3"/>
          <table:table-cell table:style-name="ce44" office:value-type="string" calcext:value-type="string" table:number-columns-spanned="7" table:number-rows-spanned="1">
            <text:p>Номера пользователей</text:p>
          </table:table-cell>
          <table:covered-table-cell table:number-columns-repeated="6" table:style-name="ce49"/>
        </table:table-row>
        <table:table-row table:style-name="ro1">
          <table:covered-table-cell/>
          <table:covered-table-cell table:style-name="ce39"/>
          <table:covered-table-cell table:number-columns-repeated="2" table:style-name="ce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Номер станции</text:p>
          </table:table-cell>
          <table:covered-table-cell table:number-columns-repeated="2"/>
          <table:table-cell table:number-columns-repeated="7" table:style-name="ce46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Тип станции</text:p>
          </table:table-cell>
          <table:covered-table-cell table:number-columns-repeated="2"/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1" table:number-rows-spanned="6">
            <text:p>ПС</text:p>
          </table:table-cell>
          <table:table-cell table:style-name="ce9" office:value-type="string" calcext:value-type="string" table:number-columns-spanned="1" table:number-rows-spanned="2">
            <text:p>СП</text:p>
          </table:table-cell>
          <table:table-cell office:value-type="string" calcext:value-type="string">
            <text:p>Название СП</text:p>
          </table:table-cell>
          <table:table-cell table:number-columns-repeated="7" office:value-type="string" calcext:value-type="string">
            <text:p>Windows 7</text:p>
          </table:table-cell>
        </table:table-row>
        <table:table-row table:style-name="ro1">
          <table:table-cell table:style-name="ce37"/>
          <table:covered-table-cell table:number-columns-repeated="2" table:style-name="ce10"/>
          <table:table-cell table:style-name="ce10" office:value-type="string" calcext:value-type="string">
            <text:p>Стоимость СП</text:p>
          </table:table-cell>
          <table:table-cell table:number-columns-repeated="7" table:style-name="ce47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style-name="ce9" office:value-type="string" calcext:value-type="string" table:number-columns-spanned="1" table:number-rows-spanned="2">
            <text:p>ИП</text:p>
          </table:table-cell>
          <table:table-cell office:value-type="string" calcext:value-type="string">
            <text:p>Название СП</text:p>
          </table:table-cell>
          <table:table-cell table:number-columns-repeated="7" office:value-type="string" calcext:value-type="string">
            <text:p>1С Предприятие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Стоимость ИП</text:p>
          </table:table-cell>
          <table:table-cell table:number-columns-repeated="7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style-name="ce9" office:value-type="string" calcext:value-type="string" table:number-columns-spanned="1" table:number-rows-spanned="2">
            <text:p>ПП</text:p>
          </table:table-cell>
          <table:table-cell office:value-type="string" calcext:value-type="string">
            <text:p>Идентификатор приложения</text:p>
          </table:table-cell>
          <table:table-cell table:number-columns-repeated="7" office:value-type="string" calcext:value-type="string">
            <text:p>П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Стоимость СП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1" table:number-rows-spanned="4">
            <text:p>ИС</text:p>
          </table:table-cell>
          <table:table-cell table:style-name="ce9" office:value-type="string" calcext:value-type="string" table:number-columns-spanned="1" table:number-rows-spanned="2">
            <text:p>БД</text:p>
          </table:table-cell>
          <table:table-cell office:value-type="string" calcext:value-type="string">
            <text:p>Идентификатор БД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Стоимость создания БД</text:p>
          </table:table-cell>
          <table:table-cell table:number-columns-repeated="7" office:value-type="float" office:value="220.3128" calcext:value-type="float">
            <text:p>220,3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ФТД</text:p>
          </table:table-cell>
          <table:table-cell office:value-type="string" calcext:value-type="string">
            <text:p>Стоимость загрузки ФТД</text:p>
          </table:table-cell>
          <table:table-cell table:number-columns-repeated="7" office:value-type="float" office:value="24.75" calcext:value-type="float">
            <text:p>24,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ФАТ</text:p>
          </table:table-cell>
          <table:table-cell office:value-type="string" calcext:value-type="string">
            <text:p>Стоимость загрузки ФАД</text:p>
          </table:table-cell>
          <table:table-cell table:number-columns-repeated="7" office:value-type="float" office:value="38.13" calcext:value-type="float">
            <text:p>38,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1" table:number-rows-spanned="4">
            <text:p>ТС</text:p>
          </table:table-cell>
          <table:table-cell table:style-name="ce9" office:value-type="string" calcext:value-type="string" table:number-columns-spanned="1" table:number-rows-spanned="2">
            <text:p>ПЭВМ</text:p>
          </table:table-cell>
          <table:table-cell office:value-type="string" calcext:value-type="string">
            <text:p>Марка ПЭВМ</text:p>
          </table:table-cell>
          <table:table-cell table:number-columns-repeated="7" office:value-type="string" calcext:value-type="string">
            <text:p>№9 Эврика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Стоимость ПЭВМ</text:p>
          </table:table-cell>
          <table:table-cell table:style-name="ce39" office:value-type="float" office:value="505" calcext:value-type="float" table:number-columns-spanned="2" table:number-rows-spanned="1">
            <text:p>505</text:p>
          </table:table-cell>
          <table:covered-table-cell table:style-name="ce4"/>
          <table:table-cell table:style-name="ce39" office:value-type="float" office:value="505" calcext:value-type="float" table:number-columns-spanned="2" table:number-rows-spanned="1">
            <text:p>505</text:p>
          </table:table-cell>
          <table:covered-table-cell table:style-name="ce4"/>
          <table:table-cell table:style-name="ce39" office:value-type="float" office:value="505" calcext:value-type="float" table:number-columns-spanned="2" table:number-rows-spanned="1">
            <text:p>505</text:p>
          </table:table-cell>
          <table:covered-table-cell table:style-name="ce4"/>
          <table:table-cell table:style-name="ce4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table:style-name="ce9" office:value-type="string" calcext:value-type="string" table:number-columns-spanned="1" table:number-rows-spanned="2">
            <text:p>Устр.</text:p>
          </table:table-cell>
          <table:table-cell office:value-type="string" calcext:value-type="string">
            <text:p>Название устройств</text:p>
          </table:table-cell>
          <table:table-cell table:number-columns-repeated="7" office:value-type="string" calcext:value-type="string">
            <text:p>Sharp FX-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number-columns-repeated="2"/>
          <table:table-cell office:value-type="string" calcext:value-type="string">
            <text:p>Стоимость устройств</text:p>
          </table:table-cell>
          <table:table-cell table:number-columns-repeated="7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9" office:value-type="string" calcext:value-type="string" table:number-columns-spanned="3" table:number-rows-spanned="1">
            <text:p>x</text:p>
          </table:table-cell>
          <table:covered-table-cell table:number-columns-repeated="2"/>
          <table:table-cell table:style-name="ce46" office:value-type="string" calcext:value-type="string" table:number-columns-spanned="7" table:number-rows-spanned="1">
            <text:p>x</text:p>
          </table:table-cell>
          <table:covered-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 table:number-columns-spanned="3" table:number-rows-spanned="1">
            <text:p>Общая стоимость РС</text:p>
          </table:table-cell>
          <table:covered-table-cell table:number-columns-repeated="2"/>
          <table:table-cell table:formula="of:=[.E11]+[.E13]+[.E15]+[.E17]+[.E18]+[.E19]+[.E21]+[.E23]" office:value-type="float" office:value="2038.1928" calcext:value-type="float">
            <text:p>2038,1928</text:p>
          </table:table-cell>
          <table:table-cell table:formula="of:=[.F11]+[.F13]+[.F15]+[.F17]+[.F18]+[.F19]+[.F21]+[.F23]" office:value-type="float" office:value="1533.1928" calcext:value-type="float">
            <text:p>1533,1928</text:p>
          </table:table-cell>
          <table:table-cell table:formula="of:=[.G11]+[.G13]+[.G15]+[.G17]+[.G18]+[.G19]+[.G21]+[.G23]" office:value-type="float" office:value="2038.1928" calcext:value-type="float">
            <text:p>2038,1928</text:p>
          </table:table-cell>
          <table:table-cell table:formula="of:=[.H11]+[.H13]+[.H15]+[.H17]+[.H18]+[.H19]+[.H21]+[.H23]" office:value-type="float" office:value="1533.1928" calcext:value-type="float">
            <text:p>1533,1928</text:p>
          </table:table-cell>
          <table:table-cell table:formula="of:=[.I11]+[.I13]+[.I15]+[.I17]+[.I18]+[.I19]+[.I21]+[.I23]" office:value-type="float" office:value="2038.1928" calcext:value-type="float">
            <text:p>2038,1928</text:p>
          </table:table-cell>
          <table:table-cell table:formula="of:=[.J11]+[.J13]+[.J15]+[.J17]+[.J18]+[.J19]+[.J21]+[.J23]" office:value-type="float" office:value="1533.1928" calcext:value-type="float">
            <text:p>1533,1928</text:p>
          </table:table-cell>
          <table:table-cell table:formula="of:=[.K11]+[.K13]+[.K15]+[.K17]+[.K18]+[.K19]+[.K21]+[.K23]" office:value-type="float" office:value="2038.1928" calcext:value-type="float">
            <text:p>2038,192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office:value-type="string" calcext:value-type="string" table:number-columns-spanned="3" table:number-rows-spanned="1">
            <text:p>Общая стоимость по группам</text:p>
            <text:p>пользователей (по подразделам)</text:p>
          </table:table-cell>
          <table:covered-table-cell table:number-columns-repeated="2"/>
          <table:table-cell table:style-name="ce46" table:formula="of:=SUM([.E25:.K25])" office:value-type="float" office:value="12752.3496" calcext:value-type="float" table:number-columns-spanned="7" table:number-rows-spanned="1">
            <text:p>12752,3496</text:p>
          </table:table-cell>
          <table:covered-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office:value-type="string" calcext:value-type="string" table:number-columns-spanned="3" table:number-rows-spanned="1">
            <text:p>Итого по серверу</text:p>
          </table:table-cell>
          <table:covered-table-cell table:number-columns-repeated="2"/>
          <table:table-cell table:style-name="ce46" office:value-type="float" office:value="0" calcext:value-type="float" table:number-columns-spanned="7" table:number-rows-spanned="1">
            <text:p>0</text:p>
          </table:table-cell>
          <table:covered-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string" calcext:value-type="string" table:number-columns-spanned="3" table:number-rows-spanned="1">
            <text:p>Общая стоимость АС</text:p>
          </table:table-cell>
          <table:covered-table-cell table:number-columns-repeated="2"/>
          <table:table-cell table:style-name="ce46" table:formula="of:=[.E26]+[.E27]" office:value-type="float" office:value="12752.3496" calcext:value-type="float" table:number-columns-spanned="7" table:number-rows-spanned="1">
            <text:p>12752,3496</text:p>
          </table:table-cell>
          <table:covered-table-cell table:number-columns-repeated="6"/>
        </table:table-row>
      </table:table>
      <table:table table:name="П3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8" table:default-cell-style-name="ce45"/>
        <table:table-row table:style-name="ro1">
          <table:table-cell table:style-name="ce33" office:value-type="string" calcext:value-type="string">
            <text:p>Таблица 3.1 — Концепции АС и её компоненты</text:p>
          </table:table-cell>
          <table:table-cell table:style-name="ce33"/>
          <table:table-cell table:style-name="ce50" table:number-columns-repeated="2"/>
          <table:table-cell table:style-name="ce33"/>
          <table:table-cell table:style-name="ce50" table:number-columns-repeated="7"/>
        </table:table-row>
        <table:table-row table:style-name="ro1">
          <table:table-cell table:style-name="ce2" office:value-type="string" calcext:value-type="string" table:number-columns-spanned="1" table:number-rows-spanned="4">
            <text:p>№ п/п</text:p>
          </table:table-cell>
          <table:table-cell table:style-name="ce2" office:value-type="string" calcext:value-type="string" table:number-columns-spanned="3" table:number-rows-spanned="4">
            <text:p>Описание станций АС</text:p>
          </table:table-cell>
          <table:covered-table-cell table:number-columns-repeated="2" table:style-name="ce3"/>
          <table:table-cell table:style-name="ce44" office:value-type="string" calcext:value-type="string" table:number-columns-spanned="8" table:number-rows-spanned="1">
            <text:p>Организационная структура</text:p>
          </table:table-cell>
          <table:covered-table-cell table:number-columns-repeated="7" table:style-name="ce49"/>
        </table:table-row>
        <table:table-row table:style-name="ro1">
          <table:covered-table-cell table:number-columns-repeated="4" table:style-name="ce3"/>
          <table:table-cell table:style-name="ce44" office:value-type="string" calcext:value-type="string" table:number-columns-spanned="8" table:number-rows-spanned="1">
            <text:p>П3</text:p>
          </table:table-cell>
          <table:covered-table-cell table:number-columns-repeated="7" table:style-name="ce49"/>
        </table:table-row>
        <table:table-row table:style-name="ro1">
          <table:covered-table-cell table:number-columns-repeated="4" table:style-name="ce3"/>
          <table:table-cell table:style-name="ce44" office:value-type="string" calcext:value-type="string" table:number-columns-spanned="8" table:number-rows-spanned="1">
            <text:p>Номера пользователей</text:p>
          </table:table-cell>
          <table:covered-table-cell table:number-columns-repeated="7" table:style-name="ce49"/>
        </table:table-row>
        <table:table-row table:style-name="ro1">
          <table:covered-table-cell/>
          <table:covered-table-cell table:style-name="ce39"/>
          <table:covered-table-cell table:number-columns-repeated="2" table:style-name="ce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Номер станции</text:p>
          </table:table-cell>
          <table:covered-table-cell table:number-columns-repeated="2"/>
          <table:table-cell table:number-columns-repeated="8" table:style-name="ce46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Тип станции</text:p>
          </table:table-cell>
          <table:covered-table-cell table:number-columns-repeated="2"/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1" table:number-rows-spanned="6">
            <text:p>ПС</text:p>
          </table:table-cell>
          <table:table-cell table:style-name="ce9" office:value-type="string" calcext:value-type="string" table:number-columns-spanned="1" table:number-rows-spanned="2">
            <text:p>СП</text:p>
          </table:table-cell>
          <table:table-cell office:value-type="string" calcext:value-type="string">
            <text:p>Название СП</text:p>
          </table:table-cell>
          <table:table-cell table:number-columns-repeated="8" office:value-type="string" calcext:value-type="string">
            <text:p>Windows 7</text:p>
          </table:table-cell>
        </table:table-row>
        <table:table-row table:style-name="ro1">
          <table:table-cell table:style-name="ce37"/>
          <table:covered-table-cell table:number-columns-repeated="2" table:style-name="ce10"/>
          <table:table-cell table:style-name="ce10" office:value-type="string" calcext:value-type="string">
            <text:p>Стоимость СП</text:p>
          </table:table-cell>
          <table:table-cell table:number-columns-repeated="8" table:style-name="ce47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style-name="ce9" office:value-type="string" calcext:value-type="string" table:number-columns-spanned="1" table:number-rows-spanned="2">
            <text:p>ИП</text:p>
          </table:table-cell>
          <table:table-cell office:value-type="string" calcext:value-type="string">
            <text:p>Название СП</text:p>
          </table:table-cell>
          <table:table-cell table:number-columns-repeated="8" office:value-type="string" calcext:value-type="string">
            <text:p>1С Предприятие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Стоимость ИП</text:p>
          </table:table-cell>
          <table:table-cell table:number-columns-repeated="8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style-name="ce9" office:value-type="string" calcext:value-type="string" table:number-columns-spanned="1" table:number-rows-spanned="2">
            <text:p>ПП</text:p>
          </table:table-cell>
          <table:table-cell office:value-type="string" calcext:value-type="string">
            <text:p>Идентификатор приложения</text:p>
          </table:table-cell>
          <table:table-cell table:number-columns-repeated="8" office:value-type="string" calcext:value-type="string">
            <text:p>П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Стоимость СП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1" table:number-rows-spanned="4">
            <text:p>ИС</text:p>
          </table:table-cell>
          <table:table-cell table:style-name="ce9" office:value-type="string" calcext:value-type="string" table:number-columns-spanned="1" table:number-rows-spanned="2">
            <text:p>БД</text:p>
          </table:table-cell>
          <table:table-cell office:value-type="string" calcext:value-type="string">
            <text:p>Идентификатор БД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Стоимость создания БД</text:p>
          </table:table-cell>
          <table:table-cell table:number-columns-repeated="8" office:value-type="float" office:value="220.3128" calcext:value-type="float">
            <text:p>220,3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ФТД</text:p>
          </table:table-cell>
          <table:table-cell office:value-type="string" calcext:value-type="string">
            <text:p>Стоимость загрузки ФТД</text:p>
          </table:table-cell>
          <table:table-cell table:number-columns-repeated="8" office:value-type="float" office:value="24.75" calcext:value-type="float">
            <text:p>24,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ФАТ</text:p>
          </table:table-cell>
          <table:table-cell office:value-type="string" calcext:value-type="string">
            <text:p>Стоимость загрузки ФАД</text:p>
          </table:table-cell>
          <table:table-cell table:number-columns-repeated="8" office:value-type="float" office:value="38.13" calcext:value-type="float">
            <text:p>38,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1" table:number-rows-spanned="4">
            <text:p>ТС</text:p>
          </table:table-cell>
          <table:table-cell table:style-name="ce9" office:value-type="string" calcext:value-type="string" table:number-columns-spanned="1" table:number-rows-spanned="2">
            <text:p>ПЭВМ</text:p>
          </table:table-cell>
          <table:table-cell office:value-type="string" calcext:value-type="string">
            <text:p>Марка ПЭВМ</text:p>
          </table:table-cell>
          <table:table-cell table:number-columns-repeated="8" office:value-type="string" calcext:value-type="string">
            <text:p>№9 Эврика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Стоимость ПЭВМ</text:p>
          </table:table-cell>
          <table:table-cell table:style-name="ce39" office:value-type="float" office:value="505" calcext:value-type="float" table:number-columns-spanned="3" table:number-rows-spanned="1">
            <text:p>505</text:p>
          </table:table-cell>
          <table:covered-table-cell table:number-columns-repeated="2" table:style-name="ce4"/>
          <table:table-cell table:style-name="ce39" office:value-type="float" office:value="505" calcext:value-type="float" table:number-columns-spanned="3" table:number-rows-spanned="1">
            <text:p>505</text:p>
          </table:table-cell>
          <table:covered-table-cell table:number-columns-repeated="2" table:style-name="ce4"/>
          <table:table-cell table:style-name="ce39" office:value-type="float" office:value="505" calcext:value-type="float" table:number-columns-spanned="2" table:number-rows-spanned="1">
            <text:p>505</text:p>
          </table:table-cell>
          <table:covered-table-cell table:style-name="ce4"/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table:style-name="ce9" office:value-type="string" calcext:value-type="string" table:number-columns-spanned="1" table:number-rows-spanned="2">
            <text:p>Устр.</text:p>
          </table:table-cell>
          <table:table-cell office:value-type="string" calcext:value-type="string">
            <text:p>Название устройств</text:p>
          </table:table-cell>
          <table:table-cell table:number-columns-repeated="8" office:value-type="string" calcext:value-type="string">
            <text:p>Sharp FX-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number-columns-repeated="2"/>
          <table:table-cell office:value-type="string" calcext:value-type="string">
            <text:p>Стоимость устройств</text:p>
          </table:table-cell>
          <table:table-cell table:number-columns-repeated="8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9" office:value-type="string" calcext:value-type="string" table:number-columns-spanned="3" table:number-rows-spanned="1">
            <text:p>x</text:p>
          </table:table-cell>
          <table:covered-table-cell table:number-columns-repeated="2"/>
          <table:table-cell table:style-name="ce46" office:value-type="string" calcext:value-type="string" table:number-columns-spanned="8" table:number-rows-spanned="1">
            <text:p>x</text:p>
          </table:table-cell>
          <table:covered-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 table:number-columns-spanned="3" table:number-rows-spanned="1">
            <text:p>Общая стоимость РС</text:p>
          </table:table-cell>
          <table:covered-table-cell table:number-columns-repeated="2"/>
          <table:table-cell table:formula="of:=[.E11]+[.E13]+[.E15]+[.E17]+[.E18]+[.E19]+[.E21]+[.E23]" office:value-type="float" office:value="2038.1928" calcext:value-type="float">
            <text:p>2038,1928</text:p>
          </table:table-cell>
          <table:table-cell table:formula="of:=[.F11]+[.F13]+[.F15]+[.F17]+[.F18]+[.F19]+[.F21]+[.F23]" office:value-type="float" office:value="1533.1928" calcext:value-type="float">
            <text:p>1533,1928</text:p>
          </table:table-cell>
          <table:table-cell table:formula="of:=[.G11]+[.G13]+[.G15]+[.G17]+[.G18]+[.G19]+[.G21]+[.G23]" office:value-type="float" office:value="1533.1928" calcext:value-type="float">
            <text:p>1533,1928</text:p>
          </table:table-cell>
          <table:table-cell table:formula="of:=[.H11]+[.H13]+[.H15]+[.H17]+[.H18]+[.H19]+[.H21]+[.H23]" office:value-type="float" office:value="2038.1928" calcext:value-type="float">
            <text:p>2038,1928</text:p>
          </table:table-cell>
          <table:table-cell table:formula="of:=[.I11]+[.I13]+[.I15]+[.I17]+[.I18]+[.I19]+[.I21]+[.I23]" office:value-type="float" office:value="1533.1928" calcext:value-type="float">
            <text:p>1533,1928</text:p>
          </table:table-cell>
          <table:table-cell table:formula="of:=[.J11]+[.J13]+[.J15]+[.J17]+[.J18]+[.J19]+[.J21]+[.J23]" office:value-type="float" office:value="1533.1928" calcext:value-type="float">
            <text:p>1533,1928</text:p>
          </table:table-cell>
          <table:table-cell table:formula="of:=[.K11]+[.K13]+[.K15]+[.K17]+[.K18]+[.K19]+[.K21]+[.K23]" office:value-type="float" office:value="2038.1928" calcext:value-type="float">
            <text:p>2038,1928</text:p>
          </table:table-cell>
          <table:table-cell table:formula="of:=[.L11]+[.L13]+[.L15]+[.L17]+[.L18]+[.L19]+[.L21]+[.L23]" office:value-type="float" office:value="1533.1928" calcext:value-type="float">
            <text:p>1533,192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office:value-type="string" calcext:value-type="string" table:number-columns-spanned="3" table:number-rows-spanned="1">
            <text:p>Общая стоимость по группам</text:p>
            <text:p>пользователей (по подразделам)</text:p>
          </table:table-cell>
          <table:covered-table-cell table:number-columns-repeated="2"/>
          <table:table-cell table:style-name="ce46" table:formula="of:=SUM([.E25:.L25])" office:value-type="float" office:value="13780.5424" calcext:value-type="float" table:number-columns-spanned="8" table:number-rows-spanned="1">
            <text:p>13780,5424</text:p>
          </table:table-cell>
          <table:covered-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office:value-type="string" calcext:value-type="string" table:number-columns-spanned="3" table:number-rows-spanned="1">
            <text:p>Итого по серверу</text:p>
          </table:table-cell>
          <table:covered-table-cell table:number-columns-repeated="2"/>
          <table:table-cell table:style-name="ce46" office:value-type="float" office:value="0" calcext:value-type="float" table:number-columns-spanned="8" table:number-rows-spanned="1">
            <text:p>0</text:p>
          </table:table-cell>
          <table:covered-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string" calcext:value-type="string" table:number-columns-spanned="3" table:number-rows-spanned="1">
            <text:p>Общая стоимость АС</text:p>
          </table:table-cell>
          <table:covered-table-cell table:number-columns-repeated="2"/>
          <table:table-cell table:style-name="ce46" table:formula="of:=[.E26]+[.E27]" office:value-type="float" office:value="13780.5424" calcext:value-type="float" table:number-columns-spanned="8" table:number-rows-spanned="1">
            <text:p>13780,5424</text:p>
          </table:table-cell>
          <table:covered-table-cell table:number-columns-repeated="7"/>
        </table:table-row>
      </table:table>
      <table:table table:name="П4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9" table:default-cell-style-name="ce45"/>
        <table:table-row table:style-name="ro1">
          <table:table-cell table:style-name="ce33" office:value-type="string" calcext:value-type="string">
            <text:p>Таблица 3.1 — Концепции АС и её компоненты</text:p>
          </table:table-cell>
          <table:table-cell table:style-name="ce38"/>
          <table:table-cell table:style-name="ce43" table:number-columns-repeated="2"/>
          <table:table-cell table:style-name="ce38"/>
          <table:table-cell table:style-name="ce43" table:number-columns-repeated="8"/>
        </table:table-row>
        <table:table-row table:style-name="ro1">
          <table:table-cell table:style-name="ce2" office:value-type="string" calcext:value-type="string" table:number-columns-spanned="1" table:number-rows-spanned="4">
            <text:p>№ п/п</text:p>
          </table:table-cell>
          <table:table-cell table:style-name="ce2" office:value-type="string" calcext:value-type="string" table:number-columns-spanned="3" table:number-rows-spanned="4">
            <text:p>Описание станций АС</text:p>
          </table:table-cell>
          <table:covered-table-cell table:number-columns-repeated="2" table:style-name="ce3"/>
          <table:table-cell table:style-name="ce44" office:value-type="string" calcext:value-type="string" table:number-columns-spanned="9" table:number-rows-spanned="1">
            <text:p>Организационная структура</text:p>
          </table:table-cell>
          <table:covered-table-cell table:number-columns-repeated="8" table:style-name="ce49"/>
        </table:table-row>
        <table:table-row table:style-name="ro1">
          <table:covered-table-cell table:number-columns-repeated="4" table:style-name="ce3"/>
          <table:table-cell table:style-name="ce44" office:value-type="string" calcext:value-type="string" table:number-columns-spanned="9" table:number-rows-spanned="1">
            <text:p>П4</text:p>
          </table:table-cell>
          <table:covered-table-cell table:number-columns-repeated="8" table:style-name="ce49"/>
        </table:table-row>
        <table:table-row table:style-name="ro1">
          <table:covered-table-cell table:number-columns-repeated="4" table:style-name="ce3"/>
          <table:table-cell table:style-name="ce44" office:value-type="string" calcext:value-type="string" table:number-columns-spanned="9" table:number-rows-spanned="1">
            <text:p>Номера пользователей</text:p>
          </table:table-cell>
          <table:covered-table-cell table:number-columns-repeated="8" table:style-name="ce49"/>
        </table:table-row>
        <table:table-row table:style-name="ro1">
          <table:covered-table-cell/>
          <table:covered-table-cell table:style-name="ce39"/>
          <table:covered-table-cell table:number-columns-repeated="2" table:style-name="ce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Номер станции</text:p>
          </table:table-cell>
          <table:covered-table-cell table:number-columns-repeated="2"/>
          <table:table-cell table:style-name="ce46" office:value-type="float" office:value="4" calcext:value-type="float">
            <text:p>4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Тип станции</text:p>
          </table:table-cell>
          <table:covered-table-cell table:number-columns-repeated="2"/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1" table:number-rows-spanned="6">
            <text:p>ПС</text:p>
          </table:table-cell>
          <table:table-cell table:style-name="ce9" office:value-type="string" calcext:value-type="string" table:number-columns-spanned="1" table:number-rows-spanned="2">
            <text:p>СП</text:p>
          </table:table-cell>
          <table:table-cell office:value-type="string" calcext:value-type="string">
            <text:p>Название СП</text:p>
          </table:table-cell>
          <table:table-cell table:number-columns-repeated="9" office:value-type="string" calcext:value-type="string">
            <text:p>Windows 7</text:p>
          </table:table-cell>
        </table:table-row>
        <table:table-row table:style-name="ro1">
          <table:table-cell table:style-name="ce37"/>
          <table:covered-table-cell table:number-columns-repeated="2" table:style-name="ce10"/>
          <table:table-cell table:style-name="ce10" office:value-type="string" calcext:value-type="string">
            <text:p>Стоимость СП</text:p>
          </table:table-cell>
          <table:table-cell table:number-columns-repeated="9" table:style-name="ce47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style-name="ce9" office:value-type="string" calcext:value-type="string" table:number-columns-spanned="1" table:number-rows-spanned="2">
            <text:p>ИП</text:p>
          </table:table-cell>
          <table:table-cell office:value-type="string" calcext:value-type="string">
            <text:p>Название СП</text:p>
          </table:table-cell>
          <table:table-cell table:number-columns-repeated="9" office:value-type="string" calcext:value-type="string">
            <text:p>1С Предприятие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Стоимость ИП</text:p>
          </table:table-cell>
          <table:table-cell table:number-columns-repeated="9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style-name="ce9" office:value-type="string" calcext:value-type="string" table:number-columns-spanned="1" table:number-rows-spanned="2">
            <text:p>ПП</text:p>
          </table:table-cell>
          <table:table-cell office:value-type="string" calcext:value-type="string">
            <text:p>Идентификатор приложения</text:p>
          </table:table-cell>
          <table:table-cell table:number-columns-repeated="9" office:value-type="string" calcext:value-type="string">
            <text:p>П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Стоимость СП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1" table:number-rows-spanned="4">
            <text:p>ИС</text:p>
          </table:table-cell>
          <table:table-cell table:style-name="ce9" office:value-type="string" calcext:value-type="string" table:number-columns-spanned="1" table:number-rows-spanned="2">
            <text:p>БД</text:p>
          </table:table-cell>
          <table:table-cell office:value-type="string" calcext:value-type="string">
            <text:p>Идентификатор БД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Стоимость создания БД</text:p>
          </table:table-cell>
          <table:table-cell table:number-columns-repeated="9" office:value-type="float" office:value="220.3128" calcext:value-type="float">
            <text:p>220,3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ФТД</text:p>
          </table:table-cell>
          <table:table-cell office:value-type="string" calcext:value-type="string">
            <text:p>Стоимость загрузки ФТД</text:p>
          </table:table-cell>
          <table:table-cell table:number-columns-repeated="9" office:value-type="float" office:value="24.75" calcext:value-type="float">
            <text:p>24,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ФАТ</text:p>
          </table:table-cell>
          <table:table-cell office:value-type="string" calcext:value-type="string">
            <text:p>Стоимость загрузки ФАД</text:p>
          </table:table-cell>
          <table:table-cell table:number-columns-repeated="9" office:value-type="float" office:value="38.13" calcext:value-type="float">
            <text:p>38,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1" table:number-rows-spanned="4">
            <text:p>ТС</text:p>
          </table:table-cell>
          <table:table-cell table:style-name="ce9" office:value-type="string" calcext:value-type="string" table:number-columns-spanned="1" table:number-rows-spanned="2">
            <text:p>ПЭВМ</text:p>
          </table:table-cell>
          <table:table-cell office:value-type="string" calcext:value-type="string">
            <text:p>Марка ПЭВМ</text:p>
          </table:table-cell>
          <table:table-cell table:number-columns-repeated="9" office:value-type="string" calcext:value-type="string">
            <text:p>Пилот 2TP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Стоимость ПЭВМ</text:p>
          </table:table-cell>
          <table:table-cell table:style-name="ce39" office:value-type="float" office:value="1048" calcext:value-type="float" table:number-columns-spanned="3" table:number-rows-spanned="1">
            <text:p>1048</text:p>
          </table:table-cell>
          <table:covered-table-cell table:number-columns-repeated="2" table:style-name="ce4"/>
          <table:table-cell table:style-name="ce39" office:value-type="float" office:value="1048" calcext:value-type="float" table:number-columns-spanned="3" table:number-rows-spanned="1">
            <text:p>1048</text:p>
          </table:table-cell>
          <table:covered-table-cell table:number-columns-repeated="2" table:style-name="ce4"/>
          <table:table-cell table:style-name="ce39" office:value-type="float" office:value="1048" calcext:value-type="float" table:number-columns-spanned="3" table:number-rows-spanned="1">
            <text:p>1048</text:p>
          </table:table-cell>
          <table:covered-table-cell table:number-columns-repeated="2" table:style-name="ce4"/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table:style-name="ce9" office:value-type="string" calcext:value-type="string" table:number-columns-spanned="1" table:number-rows-spanned="2">
            <text:p>Устр.</text:p>
          </table:table-cell>
          <table:table-cell office:value-type="string" calcext:value-type="string">
            <text:p>Название устройств</text:p>
          </table: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/>
          <table:table-cell office:value-type="string" calcext:value-type="string">
            <text:p>Sharp FX-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number-columns-repeated="2"/>
          <table:table-cell office:value-type="string" calcext:value-type="string">
            <text:p>Стоимость устройств</text:p>
          </table:table-cell>
          <table:table-cell table:style-name="ce46" office:value-type="float" office:value="190" calcext:value-type="float" table:number-columns-spanned="2" table:number-rows-spanned="1">
            <text:p>190</text:p>
          </table:table-cell>
          <table:covered-table-cell/>
          <table:table-cell table:style-name="ce46" office:value-type="float" office:value="190" calcext:value-type="float" table:number-columns-spanned="2" table:number-rows-spanned="1">
            <text:p>190</text:p>
          </table:table-cell>
          <table:covered-table-cell/>
          <table:table-cell table:style-name="ce46" office:value-type="float" office:value="190" calcext:value-type="float" table:number-columns-spanned="2" table:number-rows-spanned="1">
            <text:p>190</text:p>
          </table:table-cell>
          <table:covered-table-cell/>
          <table:table-cell table:style-name="ce46" office:value-type="float" office:value="190" calcext:value-type="float" table:number-columns-spanned="2" table:number-rows-spanned="1">
            <text:p>190</text:p>
          </table:table-cell>
          <table:covered-table-cell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9" office:value-type="string" calcext:value-type="string" table:number-columns-spanned="3" table:number-rows-spanned="1">
            <text:p>x</text:p>
          </table:table-cell>
          <table:covered-table-cell table:number-columns-repeated="2"/>
          <table:table-cell table:style-name="ce46" office:value-type="string" calcext:value-type="string" table:number-columns-spanned="9" table:number-rows-spanned="1">
            <text:p>x</text:p>
          </table:table-cell>
          <table:covered-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 table:number-columns-spanned="3" table:number-rows-spanned="1">
            <text:p>Общая стоимость РС</text:p>
          </table:table-cell>
          <table:covered-table-cell table:number-columns-repeated="2"/>
          <table:table-cell table:formula="of:=[.E11]+[.E13]+[.E15]+[.E17]+[.E18]+[.E19]+[.E21]+[.E23]" office:value-type="float" office:value="2581.1928" calcext:value-type="float">
            <text:p>2581,1928</text:p>
          </table:table-cell>
          <table:table-cell table:formula="of:=[.F11]+[.F13]+[.F15]+[.F17]+[.F18]+[.F19]+[.F21]+[.F23]" office:value-type="float" office:value="1343.1928" calcext:value-type="float">
            <text:p>1343,1928</text:p>
          </table:table-cell>
          <table:table-cell table:formula="of:=[.G11]+[.G13]+[.G15]+[.G17]+[.G18]+[.G19]+[.G21]+[.G23]" office:value-type="float" office:value="1533.1928" calcext:value-type="float">
            <text:p>1533,1928</text:p>
          </table:table-cell>
          <table:table-cell table:formula="of:=[.H11]+[.H13]+[.H15]+[.H17]+[.H18]+[.H19]+[.H21]+[.H23]" office:value-type="float" office:value="2391.1928" calcext:value-type="float">
            <text:p>2391,1928</text:p>
          </table:table-cell>
          <table:table-cell table:formula="of:=[.I11]+[.I13]+[.I15]+[.I17]+[.I18]+[.I19]+[.I21]+[.I23]" office:value-type="float" office:value="1533.1928" calcext:value-type="float">
            <text:p>1533,1928</text:p>
          </table:table-cell>
          <table:table-cell table:formula="of:=[.J11]+[.J13]+[.J15]+[.J17]+[.J18]+[.J19]+[.J21]+[.J23]" office:value-type="float" office:value="1343.1928" calcext:value-type="float">
            <text:p>1343,1928</text:p>
          </table:table-cell>
          <table:table-cell table:formula="of:=[.K11]+[.K13]+[.K15]+[.K17]+[.K18]+[.K19]+[.K21]+[.K23]" office:value-type="float" office:value="2581.1928" calcext:value-type="float">
            <text:p>2581,1928</text:p>
          </table:table-cell>
          <table:table-cell table:formula="of:=[.L11]+[.L13]+[.L15]+[.L17]+[.L18]+[.L19]+[.L21]+[.L23]" office:value-type="float" office:value="1343.1928" calcext:value-type="float">
            <text:p>1343,1928</text:p>
          </table:table-cell>
          <table:table-cell table:formula="of:=[.M11]+[.M13]+[.M15]+[.M17]+[.M18]+[.M19]+[.M21]+[.M23]" office:value-type="float" office:value="1533.1928" calcext:value-type="float">
            <text:p>1533,192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office:value-type="string" calcext:value-type="string" table:number-columns-spanned="3" table:number-rows-spanned="1">
            <text:p>Общая стоимость по группам</text:p>
            <text:p>пользователей (по подразделам)</text:p>
          </table:table-cell>
          <table:covered-table-cell table:number-columns-repeated="2"/>
          <table:table-cell table:style-name="ce46" table:formula="of:=SUM([.E25:.M25])" office:value-type="float" office:value="16182.7352" calcext:value-type="float" table:number-columns-spanned="9" table:number-rows-spanned="1">
            <text:p>16182,7352</text:p>
          </table:table-cell>
          <table:covered-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office:value-type="string" calcext:value-type="string" table:number-columns-spanned="3" table:number-rows-spanned="1">
            <text:p>Итого по серверу</text:p>
          </table:table-cell>
          <table:covered-table-cell table:number-columns-repeated="2"/>
          <table:table-cell table:style-name="ce46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string" calcext:value-type="string" table:number-columns-spanned="3" table:number-rows-spanned="1">
            <text:p>Общая стоимость АС</text:p>
          </table:table-cell>
          <table:covered-table-cell table:number-columns-repeated="2"/>
          <table:table-cell table:style-name="ce46" table:formula="of:=[.E26]+[.E27]" office:value-type="float" office:value="16182.7352" calcext:value-type="float" table:number-columns-spanned="9" table:number-rows-spanned="1">
            <text:p>16182,7352</text:p>
          </table:table-cell>
          <table:covered-table-cell table:number-columns-repeated="8"/>
        </table:table-row>
      </table:table>
      <table:table table:name="П5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9" table:default-cell-style-name="ce45"/>
        <table:table-row table:style-name="ro1">
          <table:table-cell table:style-name="ce33" office:value-type="string" calcext:value-type="string">
            <text:p>Таблица 3.1 — Концепции АС и её компоненты</text:p>
          </table:table-cell>
          <table:table-cell table:style-name="ce38"/>
          <table:table-cell table:style-name="ce43" table:number-columns-repeated="2"/>
          <table:table-cell table:style-name="ce38"/>
          <table:table-cell table:style-name="ce43" table:number-columns-repeated="8"/>
        </table:table-row>
        <table:table-row table:style-name="ro1">
          <table:table-cell table:style-name="ce2" office:value-type="string" calcext:value-type="string" table:number-columns-spanned="1" table:number-rows-spanned="4">
            <text:p>№ п/п</text:p>
          </table:table-cell>
          <table:table-cell table:style-name="ce2" office:value-type="string" calcext:value-type="string" table:number-columns-spanned="3" table:number-rows-spanned="4">
            <text:p>Описание станций АС</text:p>
          </table:table-cell>
          <table:covered-table-cell table:number-columns-repeated="2" table:style-name="ce3"/>
          <table:table-cell table:style-name="ce44" office:value-type="string" calcext:value-type="string" table:number-columns-spanned="9" table:number-rows-spanned="1">
            <text:p>Организационная структура</text:p>
          </table:table-cell>
          <table:covered-table-cell table:number-columns-repeated="8" table:style-name="ce49"/>
        </table:table-row>
        <table:table-row table:style-name="ro1">
          <table:covered-table-cell table:number-columns-repeated="4" table:style-name="ce3"/>
          <table:table-cell table:style-name="ce44" office:value-type="string" calcext:value-type="string" table:number-columns-spanned="9" table:number-rows-spanned="1">
            <text:p>П5</text:p>
          </table:table-cell>
          <table:covered-table-cell table:number-columns-repeated="8" table:style-name="ce49"/>
        </table:table-row>
        <table:table-row table:style-name="ro1">
          <table:covered-table-cell table:number-columns-repeated="4" table:style-name="ce3"/>
          <table:table-cell table:style-name="ce44" office:value-type="string" calcext:value-type="string" table:number-columns-spanned="9" table:number-rows-spanned="1">
            <text:p>Номера пользователей</text:p>
          </table:table-cell>
          <table:covered-table-cell table:number-columns-repeated="8" table:style-name="ce49"/>
        </table:table-row>
        <table:table-row table:style-name="ro1">
          <table:covered-table-cell/>
          <table:covered-table-cell table:style-name="ce39"/>
          <table:covered-table-cell table:number-columns-repeated="2" table:style-name="ce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Номер станции</text:p>
          </table:table-cell>
          <table:covered-table-cell table:number-columns-repeated="2"/>
          <table:table-cell table:style-name="ce46" office:value-type="float" office:value="5" calcext:value-type="float">
            <text:p>5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Тип станции</text:p>
          </table:table-cell>
          <table:covered-table-cell table:number-columns-repeated="2"/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1" table:number-rows-spanned="6">
            <text:p>ПС</text:p>
          </table:table-cell>
          <table:table-cell table:style-name="ce9" office:value-type="string" calcext:value-type="string" table:number-columns-spanned="1" table:number-rows-spanned="2">
            <text:p>СП</text:p>
          </table:table-cell>
          <table:table-cell office:value-type="string" calcext:value-type="string">
            <text:p>Название СП</text:p>
          </table:table-cell>
          <table:table-cell table:number-columns-repeated="9" office:value-type="string" calcext:value-type="string">
            <text:p>Windows 7</text:p>
          </table:table-cell>
        </table:table-row>
        <table:table-row table:style-name="ro1">
          <table:table-cell table:style-name="ce37"/>
          <table:covered-table-cell table:number-columns-repeated="2" table:style-name="ce10"/>
          <table:table-cell table:style-name="ce10" office:value-type="string" calcext:value-type="string">
            <text:p>Стоимость СП</text:p>
          </table:table-cell>
          <table:table-cell table:number-columns-repeated="9" table:style-name="ce47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style-name="ce9" office:value-type="string" calcext:value-type="string" table:number-columns-spanned="1" table:number-rows-spanned="2">
            <text:p>ИП</text:p>
          </table:table-cell>
          <table:table-cell office:value-type="string" calcext:value-type="string">
            <text:p>Название СП</text:p>
          </table:table-cell>
          <table:table-cell table:number-columns-repeated="9" office:value-type="string" calcext:value-type="string">
            <text:p>1С Предприятие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Стоимость ИП</text:p>
          </table:table-cell>
          <table:table-cell table:number-columns-repeated="9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style-name="ce9" office:value-type="string" calcext:value-type="string" table:number-columns-spanned="1" table:number-rows-spanned="2">
            <text:p>ПП</text:p>
          </table:table-cell>
          <table:table-cell office:value-type="string" calcext:value-type="string">
            <text:p>Идентификатор приложения</text:p>
          </table:table-cell>
          <table:table-cell table:number-columns-repeated="9" office:value-type="string" calcext:value-type="string">
            <text:p>П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Стоимость СП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1" table:number-rows-spanned="4">
            <text:p>ИС</text:p>
          </table:table-cell>
          <table:table-cell table:style-name="ce9" office:value-type="string" calcext:value-type="string" table:number-columns-spanned="1" table:number-rows-spanned="2">
            <text:p>БД</text:p>
          </table:table-cell>
          <table:table-cell office:value-type="string" calcext:value-type="string">
            <text:p>Идентификатор БД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Стоимость создания БД</text:p>
          </table:table-cell>
          <table:table-cell table:number-columns-repeated="9" office:value-type="float" office:value="220.3128" calcext:value-type="float">
            <text:p>220,3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ФТД</text:p>
          </table:table-cell>
          <table:table-cell office:value-type="string" calcext:value-type="string">
            <text:p>Стоимость загрузки ФТД</text:p>
          </table:table-cell>
          <table:table-cell table:number-columns-repeated="9" office:value-type="float" office:value="24.75" calcext:value-type="float">
            <text:p>24,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ФАТ</text:p>
          </table:table-cell>
          <table:table-cell office:value-type="string" calcext:value-type="string">
            <text:p>Стоимость загрузки ФАД</text:p>
          </table:table-cell>
          <table:table-cell table:number-columns-repeated="9" office:value-type="float" office:value="38.13" calcext:value-type="float">
            <text:p>38,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1" table:number-rows-spanned="4">
            <text:p>ТС</text:p>
          </table:table-cell>
          <table:table-cell table:style-name="ce9" office:value-type="string" calcext:value-type="string" table:number-columns-spanned="1" table:number-rows-spanned="2">
            <text:p>ПЭВМ</text:p>
          </table:table-cell>
          <table:table-cell office:value-type="string" calcext:value-type="string">
            <text:p>Марка ПЭВМ</text:p>
          </table:table-cell>
          <table:table-cell table:number-columns-repeated="9" office:value-type="string" calcext:value-type="string">
            <text:p>№9 Эврика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Стоимость ПЭВМ</text:p>
          </table:table-cell>
          <table:table-cell table:style-name="ce39" office:value-type="float" office:value="505" calcext:value-type="float" table:number-columns-spanned="3" table:number-rows-spanned="1">
            <text:p>505</text:p>
          </table:table-cell>
          <table:covered-table-cell table:number-columns-repeated="2" table:style-name="ce4"/>
          <table:table-cell table:style-name="ce39" office:value-type="float" office:value="505" calcext:value-type="float" table:number-columns-spanned="3" table:number-rows-spanned="1">
            <text:p>505</text:p>
          </table:table-cell>
          <table:covered-table-cell table:number-columns-repeated="2" table:style-name="ce4"/>
          <table:table-cell table:style-name="ce39" office:value-type="float" office:value="505" calcext:value-type="float" table:number-columns-spanned="3" table:number-rows-spanned="1">
            <text:p>505</text:p>
          </table:table-cell>
          <table:covered-table-cell table:number-columns-repeated="2" table:style-name="ce4"/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table:style-name="ce9" office:value-type="string" calcext:value-type="string" table:number-columns-spanned="1" table:number-rows-spanned="2">
            <text:p>Устр.</text:p>
          </table:table-cell>
          <table:table-cell office:value-type="string" calcext:value-type="string">
            <text:p>Название устройств</text:p>
          </table: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table:style-name="ce46" office:value-type="string" calcext:value-type="string" table:number-columns-spanned="2" table:number-rows-spanned="1">
            <text:p>Sharp FX-125</text:p>
          </table:table-cell>
          <table:covered-table-cell office:value-type="string" calcext:value-type="string">
            <text:p>Sharp FX-126</text:p>
          </table:covered-table-cell>
          <table:table-cell office:value-type="string" calcext:value-type="string">
            <text:p>Sharp FX-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number-columns-repeated="2"/>
          <table:table-cell office:value-type="string" calcext:value-type="string">
            <text:p>Стоимость устройств</text:p>
          </table:table-cell>
          <table:table-cell table:style-name="ce46" office:value-type="float" office:value="190" calcext:value-type="float" table:number-columns-spanned="2" table:number-rows-spanned="1">
            <text:p>190</text:p>
          </table:table-cell>
          <table:covered-table-cell/>
          <table:table-cell table:style-name="ce46" office:value-type="float" office:value="190" calcext:value-type="float" table:number-columns-spanned="2" table:number-rows-spanned="1">
            <text:p>190</text:p>
          </table:table-cell>
          <table:covered-table-cell/>
          <table:table-cell table:style-name="ce46" office:value-type="float" office:value="190" calcext:value-type="float" table:number-columns-spanned="2" table:number-rows-spanned="1">
            <text:p>190</text:p>
          </table:table-cell>
          <table:covered-table-cell/>
          <table:table-cell table:style-name="ce46" office:value-type="float" office:value="190" calcext:value-type="float" table:number-columns-spanned="2" table:number-rows-spanned="1">
            <text:p>190</text:p>
          </table:table-cell>
          <table:covered-table-cell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9" office:value-type="string" calcext:value-type="string" table:number-columns-spanned="3" table:number-rows-spanned="1">
            <text:p>x</text:p>
          </table:table-cell>
          <table:covered-table-cell table:number-columns-repeated="2"/>
          <table:table-cell table:style-name="ce46" office:value-type="string" calcext:value-type="string" table:number-columns-spanned="9" table:number-rows-spanned="1">
            <text:p>x</text:p>
          </table:table-cell>
          <table:covered-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 table:number-columns-spanned="3" table:number-rows-spanned="1">
            <text:p>Общая стоимость РС</text:p>
          </table:table-cell>
          <table:covered-table-cell table:number-columns-repeated="2"/>
          <table:table-cell table:formula="of:=[.E11]+[.E13]+[.E15]+[.E17]+[.E18]+[.E19]+[.E21]+[.E23]" office:value-type="float" office:value="2038.1928" calcext:value-type="float">
            <text:p>2038,1928</text:p>
          </table:table-cell>
          <table:table-cell table:formula="of:=[.F11]+[.F13]+[.F15]+[.F17]+[.F18]+[.F19]+[.F21]+[.F23]" office:value-type="float" office:value="1343.1928" calcext:value-type="float">
            <text:p>1343,1928</text:p>
          </table:table-cell>
          <table:table-cell table:formula="of:=[.G11]+[.G13]+[.G15]+[.G17]+[.G18]+[.G19]+[.G21]+[.G23]" office:value-type="float" office:value="1533.1928" calcext:value-type="float">
            <text:p>1533,1928</text:p>
          </table:table-cell>
          <table:table-cell table:formula="of:=[.H11]+[.H13]+[.H15]+[.H17]+[.H18]+[.H19]+[.H21]+[.H23]" office:value-type="float" office:value="1848.1928" calcext:value-type="float">
            <text:p>1848,1928</text:p>
          </table:table-cell>
          <table:table-cell table:formula="of:=[.I11]+[.I13]+[.I15]+[.I17]+[.I18]+[.I19]+[.I21]+[.I23]" office:value-type="float" office:value="1533.1928" calcext:value-type="float">
            <text:p>1533,1928</text:p>
          </table:table-cell>
          <table:table-cell table:formula="of:=[.J11]+[.J13]+[.J15]+[.J17]+[.J18]+[.J19]+[.J21]+[.J23]" office:value-type="float" office:value="1343.1928" calcext:value-type="float">
            <text:p>1343,1928</text:p>
          </table:table-cell>
          <table:table-cell table:formula="of:=[.K11]+[.K13]+[.K15]+[.K17]+[.K18]+[.K19]+[.K21]+[.K23]" office:value-type="float" office:value="2038.1928" calcext:value-type="float">
            <text:p>2038,1928</text:p>
          </table:table-cell>
          <table:table-cell table:formula="of:=[.L11]+[.L13]+[.L15]+[.L17]+[.L18]+[.L19]+[.L21]+[.L23]" office:value-type="float" office:value="1343.1928" calcext:value-type="float">
            <text:p>1343,1928</text:p>
          </table:table-cell>
          <table:table-cell table:formula="of:=[.M11]+[.M13]+[.M15]+[.M17]+[.M18]+[.M19]+[.M21]+[.M23]" office:value-type="float" office:value="1533.1928" calcext:value-type="float">
            <text:p>1533,192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office:value-type="string" calcext:value-type="string" table:number-columns-spanned="3" table:number-rows-spanned="1">
            <text:p>Общая стоимость по группам</text:p>
            <text:p>пользователей (по подразделам)</text:p>
          </table:table-cell>
          <table:covered-table-cell table:number-columns-repeated="2"/>
          <table:table-cell table:style-name="ce46" table:formula="of:=SUM([.E25:.M25])" office:value-type="float" office:value="14553.7352" calcext:value-type="float" table:number-columns-spanned="9" table:number-rows-spanned="1">
            <text:p>14553,7352</text:p>
          </table:table-cell>
          <table:covered-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office:value-type="string" calcext:value-type="string" table:number-columns-spanned="3" table:number-rows-spanned="1">
            <text:p>Итого по серверу</text:p>
          </table:table-cell>
          <table:covered-table-cell table:number-columns-repeated="2"/>
          <table:table-cell table:style-name="ce46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string" calcext:value-type="string" table:number-columns-spanned="3" table:number-rows-spanned="1">
            <text:p>Общая стоимость АС</text:p>
          </table:table-cell>
          <table:covered-table-cell table:number-columns-repeated="2"/>
          <table:table-cell table:style-name="ce46" table:formula="of:=[.E26]+[.E27]" office:value-type="float" office:value="14553.7352" calcext:value-type="float" table:number-columns-spanned="9" table:number-rows-spanned="1">
            <text:p>14553,7352</text:p>
          </table:table-cell>
          <table:covered-table-cell table:number-columns-repeated="8"/>
        </table:table-row>
      </table:table>
      <table:table table:name="С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7" table:default-cell-style-name="ce45"/>
        <table:table-row table:style-name="ro1">
          <table:table-cell table:style-name="ce33" office:value-type="string" calcext:value-type="string">
            <text:p>Таблица 3.1 — Концепции АС и её компоненты</text:p>
          </table:table-cell>
          <table:table-cell table:style-name="ce38"/>
          <table:table-cell table:style-name="ce43" table:number-columns-repeated="2"/>
          <table:table-cell table:style-name="ce38"/>
        </table:table-row>
        <table:table-row table:style-name="ro1">
          <table:table-cell table:style-name="ce2" office:value-type="string" calcext:value-type="string" table:number-columns-spanned="1" table:number-rows-spanned="4">
            <text:p>№ п/п</text:p>
          </table:table-cell>
          <table:table-cell table:style-name="ce2" office:value-type="string" calcext:value-type="string" table:number-columns-spanned="3" table:number-rows-spanned="4">
            <text:p>Описание станций АС</text:p>
          </table:table-cell>
          <table:covered-table-cell table:number-columns-repeated="2" table:style-name="ce3"/>
          <table:table-cell table:style-name="ce44" office:value-type="string" calcext:value-type="string" table:number-columns-spanned="1" table:number-rows-spanned="3">
            <text:p>Сервер</text:p>
          </table:table-cell>
        </table:table-row>
        <table:table-row table:style-name="ro1">
          <table:covered-table-cell table:number-columns-repeated="4" table:style-name="ce3"/>
          <table:covered-table-cell table:style-name="ce49"/>
        </table:table-row>
        <table:table-row table:style-name="ro1">
          <table:covered-table-cell table:number-columns-repeated="4" table:style-name="ce3"/>
          <table:covered-table-cell table:style-name="ce49"/>
        </table:table-row>
        <table:table-row table:style-name="ro1">
          <table:covered-table-cell/>
          <table:covered-table-cell table:style-name="ce39"/>
          <table:covered-table-cell table:number-columns-repeated="2" table:style-name="ce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Номер станции</text:p>
          </table:table-cell>
          <table:covered-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Тип станции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1" table:number-rows-spanned="6">
            <text:p>ПС</text:p>
          </table:table-cell>
          <table:table-cell table:style-name="ce9" office:value-type="string" calcext:value-type="string" table:number-columns-spanned="1" table:number-rows-spanned="2">
            <text:p>СП</text:p>
          </table:table-cell>
          <table:table-cell office:value-type="string" calcext:value-type="string">
            <text:p>Название СП</text:p>
          </table:table-cell>
          <table:table-cell office:value-type="string" calcext:value-type="string">
            <text:p>Windows 7</text:p>
          </table:table-cell>
        </table:table-row>
        <table:table-row table:style-name="ro1">
          <table:table-cell table:style-name="ce37"/>
          <table:covered-table-cell table:number-columns-repeated="2" table:style-name="ce10"/>
          <table:table-cell table:style-name="ce10" office:value-type="string" calcext:value-type="string">
            <text:p>Стоимость СП</text:p>
          </table:table-cell>
          <table:table-cell table:style-name="ce47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style-name="ce9" office:value-type="string" calcext:value-type="string" table:number-columns-spanned="1" table:number-rows-spanned="2">
            <text:p>ИП</text:p>
          </table:table-cell>
          <table:table-cell office:value-type="string" calcext:value-type="string">
            <text:p>Название СП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Стоимость ИП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style-name="ce9" office:value-type="string" calcext:value-type="string" table:number-columns-spanned="1" table:number-rows-spanned="2">
            <text:p>ПП</text:p>
          </table:table-cell>
          <table:table-cell office:value-type="string" calcext:value-type="string">
            <text:p>Идентификатор приложения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Стоимость СП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1" table:number-rows-spanned="4">
            <text:p>ИС</text:p>
          </table:table-cell>
          <table:table-cell table:style-name="ce9" office:value-type="string" calcext:value-type="string" table:number-columns-spanned="1" table:number-rows-spanned="2">
            <text:p>БД</text:p>
          </table:table-cell>
          <table:table-cell office:value-type="string" calcext:value-type="string">
            <text:p>Идентификатор БД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Стоимость создания БД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ФТД</text:p>
          </table:table-cell>
          <table:table-cell office:value-type="string" calcext:value-type="string">
            <text:p>Стоимость загрузки ФТД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ФАТ</text:p>
          </table:table-cell>
          <table:table-cell office:value-type="string" calcext:value-type="string">
            <text:p>Стоимость загрузки ФАД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1" table:number-rows-spanned="4">
            <text:p>ТС</text:p>
          </table:table-cell>
          <table:table-cell table:style-name="ce9" office:value-type="string" calcext:value-type="string" table:number-columns-spanned="1" table:number-rows-spanned="2">
            <text:p>ПЭВМ</text:p>
          </table:table-cell>
          <table:table-cell office:value-type="string" calcext:value-type="string">
            <text:p>Марка ПЭВМ</text:p>
          </table:table-cell>
          <table:table-cell office:value-type="string" calcext:value-type="string">
            <text:p>№9 Эврика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Стоимость ПЭВМ</text:p>
          </table:table-cell>
          <table:table-cell table:style-name="ce4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table:style-name="ce9" office:value-type="string" calcext:value-type="string" table:number-columns-spanned="1" table:number-rows-spanned="2">
            <text:p>Устр.</text:p>
          </table:table-cell>
          <table:table-cell office:value-type="string" calcext:value-type="string">
            <text:p>Название устройств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number-columns-repeated="2"/>
          <table:table-cell office:value-type="string" calcext:value-type="string">
            <text:p>Стоимость устройств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9" office:value-type="string" calcext:value-type="string" table:number-columns-spanned="3" table:number-rows-spanned="1">
            <text:p>x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 table:number-columns-spanned="3" table:number-rows-spanned="1">
            <text:p>Общая стоимость РС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office:value-type="string" calcext:value-type="string" table:number-columns-spanned="3" table:number-rows-spanned="1">
            <text:p>Общая стоимость по группам</text:p>
            <text:p>пользователей (по подразделам)</text:p>
          </table:table-cell>
          <table:covered-table-cell table:number-columns-repeated="2"/>
          <table:table-cell table:formula="of:=SUM([.E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office:value-type="string" calcext:value-type="string" table:number-columns-spanned="3" table:number-rows-spanned="1">
            <text:p>Итого по серверу</text:p>
          </table:table-cell>
          <table:covered-table-cell table:number-columns-repeated="2"/>
          <table:table-cell table:formula="of:=[.E11]+[.E13]+[.E15]+[.E17]+[.E18]+[.E19]+[.E21]+[.E23]"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string" calcext:value-type="string" table:number-columns-spanned="3" table:number-rows-spanned="1">
            <text:p>Общая стоимость АС</text:p>
          </table:table-cell>
          <table:covered-table-cell table:number-columns-repeated="2"/>
          <table:table-cell table:formula="of:=[.E26]+[.E27]" office:value-type="float" office:value="765" calcext:value-type="float">
            <text:p>765</text:p>
          </table:table-cell>
        </table:table-row>
      </table:table>
      <table:table table:name="sum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45"/>
        <table:table-row table:style-name="ro1">
          <table:table-cell table:style-name="ce33" office:value-type="string" calcext:value-type="string">
            <text:p>Таблица 3.1 — Концепции АС и её компоненты</text:p>
          </table:table-cell>
          <table:table-cell table:style-name="ce38"/>
          <table:table-cell table:style-name="ce43" table:number-columns-repeated="2"/>
          <table:table-cell table:style-name="ce38"/>
        </table:table-row>
        <table:table-row table:style-name="ro1">
          <table:table-cell table:style-name="ce2" office:value-type="string" calcext:value-type="string" table:number-columns-spanned="1" table:number-rows-spanned="4">
            <text:p>№ п/п</text:p>
          </table:table-cell>
          <table:table-cell table:style-name="ce2" office:value-type="string" calcext:value-type="string" table:number-columns-spanned="3" table:number-rows-spanned="4">
            <text:p>Описание станций АС</text:p>
          </table:table-cell>
          <table:covered-table-cell table:number-columns-repeated="2" table:style-name="ce3"/>
          <table:table-cell table:style-name="ce44" office:value-type="string" calcext:value-type="string" table:number-columns-spanned="1" table:number-rows-spanned="3">
            <text:p>Итого</text:p>
          </table:table-cell>
        </table:table-row>
        <table:table-row table:style-name="ro1">
          <table:covered-table-cell table:number-columns-repeated="4" table:style-name="ce3"/>
          <table:covered-table-cell table:style-name="ce49"/>
        </table:table-row>
        <table:table-row table:style-name="ro1">
          <table:covered-table-cell table:number-columns-repeated="4" table:style-name="ce3"/>
          <table:covered-table-cell table:style-name="ce49"/>
        </table:table-row>
        <table:table-row table:style-name="ro1">
          <table:covered-table-cell/>
          <table:covered-table-cell table:style-name="ce39"/>
          <table:covered-table-cell table:number-columns-repeated="2" table:style-name="ce4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Не используется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Номер станции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Тип станции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 table:number-columns-spanned="1" table:number-rows-spanned="6">
            <text:p>ПС</text:p>
          </table:table-cell>
          <table:table-cell table:style-name="ce9" office:value-type="string" calcext:value-type="string" table:number-columns-spanned="1" table:number-rows-spanned="2">
            <text:p>СП</text:p>
          </table:table-cell>
          <table:table-cell office:value-type="string" calcext:value-type="string">
            <text:p>Название СП</text:p>
          </table:table-cell>
          <table:table-cell table:style-name="ce46" office:value-type="string" calcext:value-type="string">
            <text:p>x</text:p>
          </table:table-cell>
        </table:table-row>
        <table:table-row table:style-name="ro1">
          <table:table-cell table:style-name="ce37"/>
          <table:covered-table-cell table:number-columns-repeated="2" table:style-name="ce10"/>
          <table:table-cell table:style-name="ce10" office:value-type="string" calcext:value-type="string">
            <text:p>Стоимость СП</text:p>
          </table:table-cell>
          <table:table-cell table:style-name="ce47" table:formula="of:=SUM([$П1.E11:.K11])+SUM([$П2.E11:.K11])+SUM([$П3.E11:.L11])+SUM([$П4.E11:.M11])+SUM([$П5.E11:.M11])+[$С1.E11]" office:value-type="float" office:value="10660" calcext:value-type="float">
            <text:p>106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style-name="ce9" office:value-type="string" calcext:value-type="string" table:number-columns-spanned="1" table:number-rows-spanned="2">
            <text:p>ИП</text:p>
          </table:table-cell>
          <table:table-cell office:value-type="string" calcext:value-type="string">
            <text:p>Название СП</text:p>
          </table:table-cell>
          <table:table-cell table:style-name="ce46"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Стоимость ИП</text:p>
          </table:table-cell>
          <table:table-cell table:formula="of:=SUM([$П1.E13:.K13])+SUM([$П2.E13:.K13])+SUM([$П3.E13:.L13])+SUM([$П4.E13:.M13])+SUM([$П5.E13:.M13])+[$С1.E13]"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table:style-name="ce9" office:value-type="string" calcext:value-type="string" table:number-columns-spanned="1" table:number-rows-spanned="2">
            <text:p>ПП</text:p>
          </table:table-cell>
          <table:table-cell office:value-type="string" calcext:value-type="string">
            <text:p>Идентификатор приложения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Стоимость СП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 table:number-columns-spanned="1" table:number-rows-spanned="4">
            <text:p>ИС</text:p>
          </table:table-cell>
          <table:table-cell table:style-name="ce9" office:value-type="string" calcext:value-type="string" table:number-columns-spanned="1" table:number-rows-spanned="2">
            <text:p>БД</text:p>
          </table:table-cell>
          <table:table-cell office:value-type="string" calcext:value-type="string">
            <text:p>Идентификатор БД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Стоимость создания БД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ФТД</text:p>
          </table:table-cell>
          <table:table-cell office:value-type="string" calcext:value-type="string">
            <text:p>Стоимость загрузки ФТД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ФАТ</text:p>
          </table:table-cell>
          <table:table-cell office:value-type="string" calcext:value-type="string">
            <text:p>Стоимость загрузки ФАД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 table:number-columns-spanned="1" table:number-rows-spanned="4">
            <text:p>ТС</text:p>
          </table:table-cell>
          <table:table-cell table:style-name="ce9" office:value-type="string" calcext:value-type="string" table:number-columns-spanned="1" table:number-rows-spanned="2">
            <text:p>ПЭВМ</text:p>
          </table:table-cell>
          <table:table-cell office:value-type="string" calcext:value-type="string">
            <text:p>Марка ПЭВМ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Стоимость ПЭВМ</text:p>
          </table:table-cell>
          <table:table-cell table:style-name="ce4" table:formula="of:=SUM([$П1.E21:.K21])+SUM([$П2.E21:.K21])+SUM([$П3.E21:.L21])+SUM([$П4.E21:.M21])+SUM([$П5.E21:.M21])+[$С1.E21]" office:value-type="float" office:value="12234" calcext:value-type="float">
            <text:p>122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table:style-name="ce9" office:value-type="string" calcext:value-type="string" table:number-columns-spanned="1" table:number-rows-spanned="2">
            <text:p>Устр.</text:p>
          </table:table-cell>
          <table:table-cell office:value-type="string" calcext:value-type="string">
            <text:p>Название устройств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 table:number-columns-repeated="2"/>
          <table:table-cell office:value-type="string" calcext:value-type="string">
            <text:p>Стоимость устройств</text:p>
          </table:table-cell>
          <table:table-cell table:formula="of:=SUM([$П1.E23:.K23])+SUM([$П2.E23:.K23])+SUM([$П3.E23:.L23])+SUM([$П4.E23:.M23])+SUM([$П5.E23:.M23])+[$С1.E23]" office:value-type="float" office:value="5510" calcext:value-type="float">
            <text:p>551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9" office:value-type="string" calcext:value-type="string" table:number-columns-spanned="3" table:number-rows-spanned="1">
            <text:p>x</text:p>
          </table:table-cell>
          <table:covered-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 table:number-columns-spanned="3" table:number-rows-spanned="1">
            <text:p>Общая стоимость РС</text:p>
          </table:table-cell>
          <table:covered-table-cell table:number-columns-repeated="2"/>
          <table:table-cell table:formula="of:=SUM([$П1.E25:.K25])+SUM([$П2.E25:.K25])+SUM([$П3.E25:.L25])+SUM([$П4.E25:.M25])+SUM([$П5.E25:.M25])+[$С1.E25]" office:value-type="float" office:value="70966.712" calcext:value-type="float">
            <text:p>70966,71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office:value-type="string" calcext:value-type="string" table:number-columns-spanned="3" table:number-rows-spanned="1">
            <text:p>Общая стоимость по группам</text:p>
            <text:p>пользователей (по подразделам)</text:p>
          </table:table-cell>
          <table:covered-table-cell table:number-columns-repeated="2"/>
          <table:table-cell table:formula="of:=SUM([$П1.E26:.K26])+SUM([$П2.E26:.K26])+SUM([$П3.E26:.L26])+SUM([$П4.E26:.M26])+SUM([$П5.E26:.M26])+[$С1.E26]" office:value-type="float" office:value="70966.712" calcext:value-type="float">
            <text:p>70966,7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office:value-type="string" calcext:value-type="string" table:number-columns-spanned="3" table:number-rows-spanned="1">
            <text:p>Итого по серверу</text:p>
          </table:table-cell>
          <table:covered-table-cell table:number-columns-repeated="2"/>
          <table:table-cell table:formula="of:=SUM([$П1.E27:.K27])+SUM([$П2.E27:.K27])+SUM([$П3.E27:.L27])+SUM([$П4.E27:.M27])+SUM([$П5.E27:.M27])+[$С1.E27]"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string" calcext:value-type="string" table:number-columns-spanned="3" table:number-rows-spanned="1">
            <text:p>Общая стоимость АС</text:p>
          </table:table-cell>
          <table:covered-table-cell table:number-columns-repeated="2"/>
          <table:table-cell table:formula="of:=SUM([$П1.E28:.K28])+SUM([$П2.E28:.K28])+SUM([$П3.E28:.L28])+SUM([$П4.E28:.M28])+SUM([$П5.E28:.M28])+[$С1.E28]" office:value-type="float" office:value="71731.712" calcext:value-type="float">
            <text:p>71731,7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22:22:51.9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22:35:35.280000000</dc:date>
    <meta:editing-duration>PT4H14M49S</meta:editing-duration>
    <meta:editing-cycles>19</meta:editing-cycles>
    <meta:generator>LibreOffice/7.3.0.3$Windows_X86_64 LibreOffice_project/0f246aa12d0eee4a0f7adcefbf7c878fc2238db3</meta:generator>
    <meta:document-statistic meta:table-count="7" meta:cell-count="1265" meta:object-count="0"/>
  </office:meta>
</office:document-meta>
</file>